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502cm" table:align="left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6.51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312cm" table:align="left"/>
    </style:style>
    <style:style style:name="Table2.A" style:family="table-column">
      <style:table-column-properties style:column-width="1.515cm"/>
    </style:style>
    <style:style style:name="Table2.B" style:family="table-column">
      <style:table-column-properties style:column-width="1.367cm"/>
    </style:style>
    <style:style style:name="Table2.C" style:family="table-column">
      <style:table-column-properties style:column-width="1.392cm"/>
    </style:style>
    <style:style style:name="Table2.D" style:family="table-column">
      <style:table-column-properties style:column-width="8.03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749cm" table:align="left"/>
    </style:style>
    <style:style style:name="Table3.A" style:family="table-column">
      <style:table-column-properties style:column-width="1.984cm"/>
    </style:style>
    <style:style style:name="Table3.B" style:family="table-column">
      <style:table-column-properties style:column-width="4.311cm"/>
    </style:style>
    <style:style style:name="Table3.C" style:family="table-column">
      <style:table-column-properties style:column-width="3.45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UART (Universal Asynchronous Receiver-Transmitter)</text:span></text:h>
      <text:p text:style-name="Text_20_body"><text:span text:style-name="Strong_20_Emphasis">UART</text:span> is a hardware communication protocol used for serial communication between devices. It is asynchronous, meaning it does not require a shared clock signal between the transmitter and receiver. Instead, data is sent in a sequential stream of bits with defined start, stop, and optional parity bits for synchronization.</text:p>
      <text:p text:style-name="Horizontal_20_Line"/>
      <text:h text:style-name="Heading_20_3" text:outline-level="3"><text:span text:style-name="Strong_20_Emphasis">How UART Works</text:span></text:h>
      <text:p text:style-name="Text_20_body">UART converts parallel data into a serial data stream for transmission and reverses this process at the receiving end. Here's the step-by-step process:</text:p>
      <text:h text:style-name="Heading_20_4" text:outline-level="4"><text:span text:style-name="Strong_20_Emphasis">1. Transmitting Data</text:span></text:h>
      <text:list xml:id="list1502351152" text:style-name="L1">
        <text:list-item>
          <text:p text:style-name="P4"><text:span text:style-name="Strong_20_Emphasis">Data Preparation</text:span>:</text:p>
          <text:list>
            <text:list-item>
              <text:p text:style-name="P4">The transmitting UART converts parallel data (typically a byte, 8 bits) from the host into serial data.</text:p>
            </text:list-item>
          </text:list>
        </text:list-item>
        <text:list-item>
          <text:p text:style-name="P4"><text:span text:style-name="Strong_20_Emphasis">Framing</text:span>:</text:p>
          <text:list>
            <text:list-item>
              <text:p text:style-name="P4">Adds a <text:span text:style-name="Strong_20_Emphasis">start bit</text:span>, optional <text:span text:style-name="Strong_20_Emphasis">parity bit</text:span>, and <text:span text:style-name="Strong_20_Emphasis">stop bit(s)</text:span> to the data for synchronization.</text:p>
            </text:list-item>
          </text:list>
        </text:list-item>
        <text:list-item>
          <text:p text:style-name="P4"><text:span text:style-name="Strong_20_Emphasis">Bit-by-Bit Transmission</text:span>:</text:p>
          <text:list>
            <text:list-item>
              <text:p text:style-name="P4">Data is sent one bit at a time over the transmission line (TX) at the specified baud rate.</text:p>
            </text:list-item>
          </text:list>
        </text:list-item>
        <text:list-item>
          <text:p text:style-name="P4"><text:span text:style-name="Strong_20_Emphasis">Idle State</text:span>:</text:p>
          <text:list>
            <text:list-item>
              <text:p text:style-name="P3">The transmission line remains in an idle (high) state when no data is being sent.</text:p>
            </text:list-item>
          </text:list>
        </text:list-item>
      </text:list>
      <text:h text:style-name="Heading_20_4" text:outline-level="4"><text:span text:style-name="Strong_20_Emphasis">2. Receiving Data</text:span></text:h>
      <text:list xml:id="list2061688901" text:style-name="L2">
        <text:list-item>
          <text:p text:style-name="P6"><text:span text:style-name="Strong_20_Emphasis">Detecting the Start Bit</text:span>:</text:p>
          <text:list>
            <text:list-item>
              <text:p text:style-name="P6">The receiving UART detects the falling edge of the start bit to begin receiving data.</text:p>
            </text:list-item>
          </text:list>
        </text:list-item>
        <text:list-item>
          <text:p text:style-name="P6"><text:span text:style-name="Strong_20_Emphasis">Data Reception</text:span>:</text:p>
          <text:list>
            <text:list-item>
              <text:p text:style-name="P6">Bits are read one at a time at the specified baud rate.</text:p>
            </text:list-item>
          </text:list>
        </text:list-item>
        <text:list-item>
          <text:p text:style-name="P6"><text:span text:style-name="Strong_20_Emphasis">Framing Check</text:span>:</text:p>
          <text:list>
            <text:list-item>
              <text:p text:style-name="P6">The receiver checks for the stop bit(s) and parity to ensure data integrity.</text:p>
            </text:list-item>
          </text:list>
        </text:list-item>
        <text:list-item>
          <text:p text:style-name="P6"><text:span text:style-name="Strong_20_Emphasis">Parallel Conversion</text:span>:</text:p>
          <text:list>
            <text:list-item>
              <text:p text:style-name="P5">The serial data is reassembled into a parallel format (byte) for the host.</text:p>
            </text:list-item>
          </text:list>
        </text:list-item>
      </text:list>
      <text:p text:style-name="Horizontal_20_Line"/>
      <text:h text:style-name="Heading_20_3" text:outline-level="3"><text:span text:style-name="Strong_20_Emphasis">UART Frame Format</text:span></text:h>
      <text:p text:style-name="Text_20_body">Each UART frame consists of:</text:p>
      <text:list xml:id="list430077493" text:style-name="L3">
        <text:list-item>
          <text:p text:style-name="P8"><text:span text:style-name="Strong_20_Emphasis">Start Bit</text:span>:</text:p>
          <text:list>
            <text:list-item>
              <text:p text:style-name="P8">A single <text:span text:style-name="Source_20_Text">0</text:span> bit that indicates the start of the data frame.</text:p>
            </text:list-item>
            <text:list-item>
              <text:p text:style-name="P8">Used to synchronize the transmitter and receiver.</text:p>
            </text:list-item>
          </text:list>
        </text:list-item>
        <text:list-item>
          <text:p text:style-name="P8"><text:span text:style-name="Strong_20_Emphasis">Data Bits</text:span>:</text:p>
          <text:list>
            <text:list-item>
              <text:p text:style-name="P8">The actual data being transmitted, typically 8 bits (1 byte).</text:p>
            </text:list-item>
            <text:list-item>
              <text:p text:style-name="P8">Configurable to 5, 6, 7, or 9 bits in some systems.</text:p>
            </text:list-item>
          </text:list>
        </text:list-item>
        <text:list-item>
          <text:p text:style-name="P8"><text:span text:style-name="Strong_20_Emphasis">Parity Bit (Optional)</text:span>:</text:p>
          <text:list>
            <text:list-item>
              <text:p text:style-name="P8"><text:soft-page-break/>Used for error detection. Can be:</text:p>
              <text:list>
                <text:list-item>
                  <text:p text:style-name="P8"><text:span text:style-name="Strong_20_Emphasis">Even parity</text:span>: Ensures an even number of 1s in the frame.</text:p>
                </text:list-item>
                <text:list-item>
                  <text:p text:style-name="P8"><text:span text:style-name="Strong_20_Emphasis">Odd parity</text:span>: Ensures an odd number of 1s in the frame.</text:p>
                </text:list-item>
                <text:list-item>
                  <text:p text:style-name="P8"><text:span text:style-name="Strong_20_Emphasis">None</text:span>: No parity bit is used.</text:p>
                </text:list-item>
              </text:list>
            </text:list-item>
          </text:list>
        </text:list-item>
        <text:list-item>
          <text:p text:style-name="P8"><text:span text:style-name="Strong_20_Emphasis">Stop Bits</text:span>:</text:p>
          <text:list>
            <text:list-item>
              <text:p text:style-name="P8">One or two <text:span text:style-name="Source_20_Text">1</text:span> bits marking the end of the frame.</text:p>
            </text:list-item>
            <text:list-item>
              <text:p text:style-name="P7">Gives the receiver time to process the data before the next frame arrives.</text:p>
            </text:list-item>
          </text:list>
        </text:list-item>
      </text:list>
      <text:h text:style-name="Heading_20_4" text:outline-level="4"><text:span text:style-name="Strong_20_Emphasis">Example UART Frame (8N1)</text:span></text:h>
      <text:p text:style-name="Text_20_body">For a data byte <text:span text:style-name="Source_20_Text">0x4A</text:span> (binary: <text:span text:style-name="Source_20_Text">01001010</text:span>), the frame would look like this:</text:p>
      <text:p text:style-name="Preformatted_20_Text">sql</text:p>
      <text:p text:style-name="Preformatted_20_Text">Copy code</text:p>
      <text:p text:style-name="P1"><text:span text:style-name="Source_20_Text">Start <text:s/>Data: 0 1 0 0 1 0 1 0 <text:s/>Stop</text:span></text:p>
      <text:p text:style-name="P2"><text:span text:style-name="Source_20_Text"><text:s text:c="2"/>0 <text:s text:c="3"/>0 1 0 0 1 0 1 0 <text:s/>1</text:span></text:p>
      <text:list xml:id="list2019751964" text:style-name="L4">
        <text:list-item>
          <text:p text:style-name="P10"><text:span text:style-name="Strong_20_Emphasis">Start bit</text:span>: 0</text:p>
        </text:list-item>
        <text:list-item>
          <text:p text:style-name="P10"><text:span text:style-name="Strong_20_Emphasis">Data bits</text:span>: <text:span text:style-name="Source_20_Text">01001010</text:span></text:p>
        </text:list-item>
        <text:list-item>
          <text:p text:style-name="P9"><text:span text:style-name="Strong_20_Emphasis">Stop bit</text:span>: 1</text:p>
        </text:list-item>
      </text:list>
      <text:p text:style-name="Horizontal_20_Line"/>
      <text:h text:style-name="Heading_20_3" text:outline-level="3"><text:span text:style-name="Strong_20_Emphasis">Key Parameters in UART Communication</text:span></text:h>
      <text:list xml:id="list2878168694" text:style-name="L5">
        <text:list-item>
          <text:p text:style-name="P11"><text:span text:style-name="Strong_20_Emphasis">Baud Rate</text:span>:</text:p>
          <text:list>
            <text:list-item>
              <text:p text:style-name="P12">The number of bits transmitted per second.</text:p>
            </text:list-item>
            <text:list-item>
              <text:p text:style-name="P12">Common baud rates: <text:span text:style-name="Source_20_Text">9600</text:span>, <text:span text:style-name="Source_20_Text">19200</text:span>, <text:span text:style-name="Source_20_Text">115200</text:span>, etc.</text:p>
            </text:list-item>
            <text:list-item>
              <text:p text:style-name="P12">Both the transmitter and receiver must use the same baud rate.</text:p>
            </text:list-item>
          </text:list>
        </text:list-item>
        <text:list-item>
          <text:p text:style-name="P11"><text:span text:style-name="Strong_20_Emphasis">Data Bits</text:span>:</text:p>
          <text:list>
            <text:list-item>
              <text:p text:style-name="P12">Number of bits used to represent the data, typically 8 bits.</text:p>
            </text:list-item>
          </text:list>
        </text:list-item>
        <text:list-item>
          <text:p text:style-name="P11"><text:span text:style-name="Strong_20_Emphasis">Parity</text:span>:</text:p>
          <text:list>
            <text:list-item>
              <text:p text:style-name="P12">An optional bit for error detection (even, odd, or none).</text:p>
            </text:list-item>
          </text:list>
        </text:list-item>
        <text:list-item>
          <text:p text:style-name="P11"><text:span text:style-name="Strong_20_Emphasis">Stop Bits</text:span>:</text:p>
          <text:list>
            <text:list-item>
              <text:p text:style-name="P11">One or two bits indicating the end of the frame.</text:p>
            </text:list-item>
          </text:list>
        </text:list-item>
      </text:list>
      <text:p text:style-name="Horizontal_20_Line"/>
      <text:h text:style-name="Heading_20_3" text:outline-level="3"><text:span text:style-name="Strong_20_Emphasis">UART Handshaking</text:span></text:h>
      <text:p text:style-name="Text_20_body">Handshaking ensures data is sent and received without errors or data loss:</text:p>
      <text:list xml:id="list2040278767" text:style-name="L6">
        <text:list-item>
          <text:p text:style-name="P14"><text:span text:style-name="Strong_20_Emphasis">Hardware Flow Control (RTS/CTS)</text:span>:</text:p>
          <text:list>
            <text:list-item>
              <text:p text:style-name="P14"><text:span text:style-name="Strong_20_Emphasis">RTS (Request to Send)</text:span> and <text:span text:style-name="Strong_20_Emphasis">CTS (Clear to Send)</text:span> lines control data flow.</text:p>
            </text:list-item>
            <text:list-item>
              <text:p text:style-name="P14">Prevents overflow by signaling when the receiver is ready to accept data.</text:p>
            </text:list-item>
          </text:list>
        </text:list-item>
        <text:list-item>
          <text:p text:style-name="P14"><text:span text:style-name="Strong_20_Emphasis">Software Flow Control (XON/XOFF)</text:span>:</text:p>
          <text:list>
            <text:list-item>
              <text:p text:style-name="P13">Special control characters (<text:span text:style-name="Source_20_Text">XON</text:span> and <text:span text:style-name="Source_20_Text">XOFF</text:span>) pause and resume data flow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Advantages of UART</text:span></text:h>
      <text:list xml:id="list836717829" text:style-name="L7">
        <text:list-item>
          <text:p text:style-name="P16"><text:span text:style-name="Strong_20_Emphasis">Simple</text:span>:</text:p>
          <text:list>
            <text:list-item>
              <text:p text:style-name="P16">Easy to implement and requires only two wires (TX and RX).</text:p>
            </text:list-item>
          </text:list>
        </text:list-item>
        <text:list-item>
          <text:p text:style-name="P16"><text:span text:style-name="Strong_20_Emphasis">Asynchronous</text:span>:</text:p>
          <text:list>
            <text:list-item>
              <text:p text:style-name="P16">No need for a shared clock signal.</text:p>
            </text:list-item>
          </text:list>
        </text:list-item>
        <text:list-item>
          <text:p text:style-name="P16"><text:span text:style-name="Strong_20_Emphasis">Widely Supported</text:span>:</text:p>
          <text:list>
            <text:list-item>
              <text:p text:style-name="P15">Available on most microcontrollers and devic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Limitations of UART</text:span></text:h>
      <text:list xml:id="list2269462989" text:style-name="L8">
        <text:list-item>
          <text:p text:style-name="P18"><text:span text:style-name="Strong_20_Emphasis">Point-to-Point</text:span>:</text:p>
          <text:list>
            <text:list-item>
              <text:p text:style-name="P18">Supports communication between only two devices at a time.</text:p>
            </text:list-item>
          </text:list>
        </text:list-item>
        <text:list-item>
          <text:p text:style-name="P18"><text:span text:style-name="Strong_20_Emphasis">Limited Speed</text:span>:</text:p>
          <text:list>
            <text:list-item>
              <text:p text:style-name="P18">Lower data transfer rates compared to protocols like SPI or I2C.</text:p>
            </text:list-item>
          </text:list>
        </text:list-item>
        <text:list-item>
          <text:p text:style-name="P18"><text:span text:style-name="Strong_20_Emphasis">Error Detection</text:span>:</text:p>
          <text:list>
            <text:list-item>
              <text:p text:style-name="P17">Basic error detection through parity; no built-in error correction.</text:p>
            </text:list-item>
          </text:list>
        </text:list-item>
      </text:list>
      <text:h text:style-name="Heading_20_4" text:outline-level="4"><text:span text:style-name="Strong_20_Emphasis">1. SPI (Serial Peripheral Interface)</text:span></text:h>
      <text:p text:style-name="Text_20_body">SPI is a <text:span text:style-name="Strong_20_Emphasis">synchronous, full-duplex serial communication protocol</text:span> used to transfer data between a master device and one or more slave devices. It's a simple and widely used communication standard, particularly for embedded systems.</text:p>
      <text:p text:style-name="Horizontal_20_Line"/>
      <text:h text:style-name="Heading_20_4" text:outline-level="4"><text:span text:style-name="Strong_20_Emphasis">SPI Features</text:span></text:h>
      <text:list xml:id="list2073983693" text:style-name="L9">
        <text:list-item>
          <text:p text:style-name="P20"><text:span text:style-name="Strong_20_Emphasis">Full Duplex</text:span>:</text:p>
          <text:list>
            <text:list-item>
              <text:p text:style-name="P20">Data is simultaneously transmitted and received.</text:p>
            </text:list-item>
          </text:list>
        </text:list-item>
        <text:list-item>
          <text:p text:style-name="P20"><text:span text:style-name="Strong_20_Emphasis">Synchronous Communication</text:span>:</text:p>
          <text:list>
            <text:list-item>
              <text:p text:style-name="P20">A shared clock synchronizes the master and slave devices.</text:p>
            </text:list-item>
          </text:list>
        </text:list-item>
        <text:list-item>
          <text:p text:style-name="P20"><text:span text:style-name="Strong_20_Emphasis">Single Master, Multiple Slaves</text:span>:</text:p>
          <text:list>
            <text:list-item>
              <text:p text:style-name="P19">One master controls communication with multiple slaves using separate <text:span text:style-name="Strong_20_Emphasis">Chip Select (CS)</text:span> lines.</text:p>
            </text:list-item>
          </text:list>
        </text:list-item>
      </text:list>
      <text:p text:style-name="Horizontal_20_Line"/>
      <text:h text:style-name="Heading_20_4" text:outline-level="4"><text:span text:style-name="Strong_20_Emphasis">SPI Pinout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Pin Name</text:span></text:p>
            </table:table-cell>
            <table:table-cell table:style-name="Table1.A1" office:value-type="string">
              <text:p text:style-name="Table_20_Heading"><text:span text:style-name="Strong_20_Emphasis">Func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OSI</text:span></text:p>
          </table:table-cell>
          <table:table-cell table:style-name="Table1.A1" office:value-type="string">
            <text:p text:style-name="Table_20_Contents">Master Out, Slave I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SO</text:span></text:p>
          </table:table-cell>
          <table:table-cell table:style-name="Table1.A1" office:value-type="string">
            <text:p text:style-name="Table_20_Contents">Master In, Slave Ou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LK</text:span></text:p>
          </table:table-cell>
          <table:table-cell table:style-name="Table1.A1" office:value-type="string">
            <text:p text:style-name="Table_20_Contents">Serial Cloc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S/SS</text:span></text:p>
          </table:table-cell>
          <table:table-cell table:style-name="Table1.A1" office:value-type="string">
            <text:p text:style-name="Table_20_Contents">Chip Select/Slave Select (active low)</text:p>
          </table:table-cell>
        </table:table-row>
      </table:table>
      <text:list xml:id="list1598453655" text:style-name="L10">
        <text:list-item>
          <text:p text:style-name="P22"><text:span text:style-name="Strong_20_Emphasis">MOSI</text:span>: Data line for transmitting data from the master to the slave.</text:p>
        </text:list-item>
        <text:list-item>
          <text:p text:style-name="P22"><text:span text:style-name="Strong_20_Emphasis">MISO</text:span>: Data line for receiving data from the slave to the master.</text:p>
        </text:list-item>
        <text:list-item>
          <text:p text:style-name="P22"><text:span text:style-name="Strong_20_Emphasis">SCLK</text:span>: Clock signal generated by the master to synchronize communication.</text:p>
        </text:list-item>
        <text:list-item>
          <text:p text:style-name="P21"><text:span text:style-name="Strong_20_Emphasis">CS/SS</text:span>: Enables communication with a specific slave device.</text:p>
        </text:list-item>
      </text:list>
      <text:p text:style-name="Horizontal_20_Line"><text:soft-page-break/></text:p>
      <text:h text:style-name="Heading_20_4" text:outline-level="4"><text:span text:style-name="Strong_20_Emphasis">SPI Communication Process</text:span></text:h>
      <text:list xml:id="list541758169" text:style-name="L11">
        <text:list-item>
          <text:p text:style-name="P24"><text:span text:style-name="Strong_20_Emphasis">Master Initiates Communication</text:span>:</text:p>
          <text:list>
            <text:list-item>
              <text:p text:style-name="P24">The master pulls the <text:span text:style-name="Strong_20_Emphasis">CS</text:span> line low for the desired slave device.</text:p>
            </text:list-item>
          </text:list>
        </text:list-item>
        <text:list-item>
          <text:p text:style-name="P24"><text:span text:style-name="Strong_20_Emphasis">Clock Synchronization</text:span>:</text:p>
          <text:list>
            <text:list-item>
              <text:p text:style-name="P24">The master generates the clock signal (<text:span text:style-name="Strong_20_Emphasis">SCLK</text:span>) to synchronize communication.</text:p>
            </text:list-item>
          </text:list>
        </text:list-item>
        <text:list-item>
          <text:p text:style-name="P24"><text:span text:style-name="Strong_20_Emphasis">Data Transfer</text:span>:</text:p>
          <text:list>
            <text:list-item>
              <text:p text:style-name="P24">Data is sent via the <text:span text:style-name="Strong_20_Emphasis">MOSI</text:span> line from the master to the slave.</text:p>
            </text:list-item>
            <text:list-item>
              <text:p text:style-name="P24">Simultaneously, the slave sends data via the <text:span text:style-name="Strong_20_Emphasis">MISO</text:span> line to the master.</text:p>
            </text:list-item>
          </text:list>
        </text:list-item>
        <text:list-item>
          <text:p text:style-name="P24"><text:span text:style-name="Strong_20_Emphasis">End Communication</text:span>:</text:p>
          <text:list>
            <text:list-item>
              <text:p text:style-name="P23">The master pulls the <text:span text:style-name="Strong_20_Emphasis">CS</text:span> line high, signaling the end of the transaction.</text:p>
            </text:list-item>
          </text:list>
        </text:list-item>
      </text:list>
      <text:p text:style-name="Horizontal_20_Line"/>
      <text:h text:style-name="Heading_20_4" text:outline-level="4"><text:span text:style-name="Strong_20_Emphasis">SPI Modes</text:span></text:h>
      <text:p text:style-name="Text_20_body">SPI has four modes defined by the <text:span text:style-name="Strong_20_Emphasis">Clock Polarity (CPOL)</text:span> and <text:span text:style-name="Strong_20_Emphasis">Clock Phase (CPHA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Mode</text:span></text:p>
            </table:table-cell>
            <table:table-cell table:style-name="Table2.A1" office:value-type="string">
              <text:p text:style-name="Table_20_Heading"><text:span text:style-name="Strong_20_Emphasis">CPOL</text:span></text:p>
            </table:table-cell>
            <table:table-cell table:style-name="Table2.A1" office:value-type="string">
              <text:p text:style-name="Table_20_Heading"><text:span text:style-name="Strong_20_Emphasis">CPHA</text:span></text:p>
            </table:table-cell>
            <table:table-cell table:style-name="Table2.A1" office:value-type="string">
              <text:p text:style-name="Table_20_Heading"><text:span text:style-name="Strong_20_Emphasis">Clock Behavio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ode 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Clock idle low; data sampled on rising edge.</text:p>
          </table:table-cell>
        </table:table-row>
        <table:table-row>
          <table:table-cell table:style-name="Table2.A1" office:value-type="string">
            <text:p text:style-name="Table_20_Contents">Mode 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Clock idle low; data sampled on falling edge.</text:p>
          </table:table-cell>
        </table:table-row>
        <table:table-row>
          <table:table-cell table:style-name="Table2.A1" office:value-type="string">
            <text:p text:style-name="Table_20_Contents">Mode 2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Clock idle high; data sampled on falling edge.</text:p>
          </table:table-cell>
        </table:table-row>
        <table:table-row>
          <table:table-cell table:style-name="Table2.A1" office:value-type="string">
            <text:p text:style-name="Table_20_Contents">Mode 3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Clock idle high; data sampled on rising edge.</text:p>
          </table:table-cell>
        </table:table-row>
      </table:table>
      <text:p text:style-name="Horizontal_20_Line"/>
      <text:h text:style-name="Heading_20_4" text:outline-level="4"><text:span text:style-name="Strong_20_Emphasis">Advantages of SPI</text:span></text:h>
      <text:list xml:id="list1707002584" text:style-name="L12">
        <text:list-item>
          <text:p text:style-name="P26"><text:span text:style-name="Strong_20_Emphasis">Fast Data Transfer</text:span>:</text:p>
          <text:list>
            <text:list-item>
              <text:p text:style-name="P26">SPI is faster than I2C as it uses a dedicated clock line.</text:p>
            </text:list-item>
          </text:list>
        </text:list-item>
        <text:list-item>
          <text:p text:style-name="P26"><text:span text:style-name="Strong_20_Emphasis">Simplicity</text:span>:</text:p>
          <text:list>
            <text:list-item>
              <text:p text:style-name="P26">Simple hardware and protocol compared to I2C or UART.</text:p>
            </text:list-item>
          </text:list>
        </text:list-item>
        <text:list-item>
          <text:p text:style-name="P26"><text:span text:style-name="Strong_20_Emphasis">Full Duplex</text:span>:</text:p>
          <text:list>
            <text:list-item>
              <text:p text:style-name="P25">Data transfer happens in both directions simultaneously.</text:p>
            </text:list-item>
          </text:list>
        </text:list-item>
      </text:list>
      <text:h text:style-name="Heading_20_4" text:outline-level="4"><text:span text:style-name="Strong_20_Emphasis">Limitations of SPI</text:span></text:h>
      <text:list xml:id="list155217634" text:style-name="L13">
        <text:list-item>
          <text:p text:style-name="P28"><text:span text:style-name="Strong_20_Emphasis">Number of Pins</text:span>:</text:p>
          <text:list>
            <text:list-item>
              <text:p text:style-name="P28">Requires additional pins for each slave device (CS lines).</text:p>
            </text:list-item>
          </text:list>
        </text:list-item>
        <text:list-item>
          <text:p text:style-name="P28"><text:span text:style-name="Strong_20_Emphasis">No Acknowledgment</text:span>:</text:p>
          <text:list>
            <text:list-item>
              <text:p text:style-name="P28">SPI does not provide acknowledgment for received data.</text:p>
            </text:list-item>
          </text:list>
        </text:list-item>
        <text:list-item>
          <text:p text:style-name="P28"><text:span text:style-name="Strong_20_Emphasis">Limited Distance</text:span>:</text:p>
          <text:list>
            <text:list-item>
              <text:p text:style-name="P27">SPI is best for short-distance communication.</text:p>
            </text:list-item>
          </text:list>
        </text:list-item>
      </text:list>
      <text:p text:style-name="Horizontal_20_Line"/>
      <text:h text:style-name="Heading_20_4" text:outline-level="4"><text:span text:style-name="Strong_20_Emphasis">SPI Applications</text:span></text:h>
      <text:list xml:id="list2915972390" text:style-name="L14">
        <text:list-item>
          <text:p text:style-name="P30">Flash memory (EEPROMs, SD cards)</text:p>
        </text:list-item>
        <text:list-item>
          <text:p text:style-name="P30">Sensors (temperature, pressure)</text:p>
        </text:list-item>
        <text:list-item>
          <text:p text:style-name="P30">FPGAs and microcontrollers</text:p>
        </text:list-item>
        <text:list-item>
          <text:p text:style-name="P29"><text:soft-page-break/>DACs/ADCs</text:p>
        </text:list-item>
      </text:list>
      <text:p text:style-name="Horizontal_20_Line"/>
      <text:h text:style-name="Heading_20_3" text:outline-level="3"><text:span text:style-name="Strong_20_Emphasis">2. QSPI (Quad Serial Peripheral Interface)</text:span></text:h>
      <text:p text:style-name="Text_20_body">QSPI is an <text:span text:style-name="Strong_20_Emphasis">extension of SPI</text:span> that uses <text:span text:style-name="Strong_20_Emphasis">four data lines</text:span> (IO0–IO3) for higher data transfer rates. It is commonly used to access high-speed external flash memory and PSRAM.</text:p>
      <text:p text:style-name="Horizontal_20_Line"/>
      <text:h text:style-name="Heading_20_4" text:outline-level="4"><text:span text:style-name="Strong_20_Emphasis">QSPI Features</text:span></text:h>
      <text:list xml:id="list1356276075" text:style-name="L15">
        <text:list-item>
          <text:p text:style-name="P32"><text:span text:style-name="Strong_20_Emphasis">Quad Data Lines</text:span>:</text:p>
          <text:list>
            <text:list-item>
              <text:p text:style-name="P32">In addition to <text:span text:style-name="Strong_20_Emphasis">MOSI</text:span> and <text:span text:style-name="Strong_20_Emphasis">MISO</text:span>, QSPI introduces <text:span text:style-name="Strong_20_Emphasis">IO2</text:span> and <text:span text:style-name="Strong_20_Emphasis">IO3</text:span>, enabling 4-bit data transfer per clock cycle.</text:p>
            </text:list-item>
          </text:list>
        </text:list-item>
        <text:list-item>
          <text:p text:style-name="P32"><text:span text:style-name="Strong_20_Emphasis">Backward Compatibility</text:span>:</text:p>
          <text:list>
            <text:list-item>
              <text:p text:style-name="P32">QSPI can operate in standard SPI mode if the slave device does not support quad mode.</text:p>
            </text:list-item>
          </text:list>
        </text:list-item>
        <text:list-item>
          <text:p text:style-name="P32"><text:span text:style-name="Strong_20_Emphasis">Higher Data Rates</text:span>:</text:p>
          <text:list>
            <text:list-item>
              <text:p text:style-name="P32">By transferring 4 bits per clock cycle, QSPI achieves much faster communication compared to SPI.</text:p>
            </text:list-item>
          </text:list>
        </text:list-item>
        <text:list-item>
          <text:p text:style-name="P32"><text:span text:style-name="Strong_20_Emphasis">Single, Dual, and Quad Modes</text:span>:</text:p>
          <text:list>
            <text:list-item>
              <text:p text:style-name="P32"><text:span text:style-name="Strong_20_Emphasis">Single Mode</text:span>: Same as SPI, uses IO0 (MOSI) and IO1 (MISO).</text:p>
            </text:list-item>
            <text:list-item>
              <text:p text:style-name="P32"><text:span text:style-name="Strong_20_Emphasis">Dual Mode</text:span>: Uses IO0 and IO1 for 2-bit data transfer.</text:p>
            </text:list-item>
            <text:list-item>
              <text:p text:style-name="P31"><text:span text:style-name="Strong_20_Emphasis">Quad Mode</text:span>: Uses IO0–IO3 for 4-bit data transfer.</text:p>
            </text:list-item>
          </text:list>
        </text:list-item>
      </text:list>
      <text:p text:style-name="Horizontal_20_Line"/>
      <text:h text:style-name="Heading_20_4" text:outline-level="4"><text:span text:style-name="Strong_20_Emphasis">QSPI Pinout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Pin Name</text:span></text:p>
            </table:table-cell>
            <table:table-cell table:style-name="Table3.A1" office:value-type="string">
              <text:p text:style-name="Table_20_Heading"><text:span text:style-name="Strong_20_Emphasis">Function</text:span></text:p>
            </table:table-cell>
            <table:table-cell table:style-name="Table3.A1" office:value-type="string">
              <text:p text:style-name="Table_20_Heading"><text:span text:style-name="Strong_20_Emphasis">Equivalent in SPI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IO0</text:span></text:p>
          </table:table-cell>
          <table:table-cell table:style-name="Table3.A1" office:value-type="string">
            <text:p text:style-name="Table_20_Contents">Data line 0</text:p>
          </table:table-cell>
          <table:table-cell table:style-name="Table3.A1" office:value-type="string">
            <text:p text:style-name="Table_20_Contents">MOSI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O1</text:span></text:p>
          </table:table-cell>
          <table:table-cell table:style-name="Table3.A1" office:value-type="string">
            <text:p text:style-name="Table_20_Contents">Data line 1</text:p>
          </table:table-cell>
          <table:table-cell table:style-name="Table3.A1" office:value-type="string">
            <text:p text:style-name="Table_20_Contents">MISO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O2</text:span></text:p>
          </table:table-cell>
          <table:table-cell table:style-name="Table3.A1" office:value-type="string">
            <text:p text:style-name="Table_20_Contents">Data line 2</text:p>
          </table:table-cell>
          <table:table-cell table:style-name="Table3.A1" office:value-type="string">
            <text:p text:style-name="Table_20_Contents">New in QSPI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O3</text:span></text:p>
          </table:table-cell>
          <table:table-cell table:style-name="Table3.A1" office:value-type="string">
            <text:p text:style-name="Table_20_Contents">Data line 3</text:p>
          </table:table-cell>
          <table:table-cell table:style-name="Table3.A1" office:value-type="string">
            <text:p text:style-name="Table_20_Contents">New in QSPI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LK</text:span></text:p>
          </table:table-cell>
          <table:table-cell table:style-name="Table3.A1" office:value-type="string">
            <text:p text:style-name="Table_20_Contents">Serial Clock</text:p>
          </table:table-cell>
          <table:table-cell table:style-name="Table3.A1" office:value-type="string">
            <text:p text:style-name="Table_20_Contents">SCLK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S/SS</text:span></text:p>
          </table:table-cell>
          <table:table-cell table:style-name="Table3.A1" office:value-type="string">
            <text:p text:style-name="Table_20_Contents">Chip Select/Slave Select</text:p>
          </table:table-cell>
          <table:table-cell table:style-name="Table3.A1" office:value-type="string">
            <text:p text:style-name="Table_20_Contents">CS</text:p>
          </table:table-cell>
        </table:table-row>
      </table:table>
      <text:p text:style-name="Horizontal_20_Line"/>
      <text:h text:style-name="Heading_20_4" text:outline-level="4"><text:span text:style-name="Strong_20_Emphasis">QSPI Communication Process</text:span></text:h>
      <text:list xml:id="list1024846282" text:style-name="L16">
        <text:list-item>
          <text:p text:style-name="P34"><text:span text:style-name="Strong_20_Emphasis">Initialization</text:span>:</text:p>
          <text:list>
            <text:list-item>
              <text:p text:style-name="P34">The master configures the QSPI lines and the slave device.</text:p>
            </text:list-item>
          </text:list>
        </text:list-item>
        <text:list-item>
          <text:p text:style-name="P34"><text:span text:style-name="Strong_20_Emphasis">Command Phase</text:span>:</text:p>
          <text:list>
            <text:list-item>
              <text:p text:style-name="P34">The master sends a command to the slave to initiate communication.</text:p>
            </text:list-item>
          </text:list>
        </text:list-item>
        <text:list-item>
          <text:p text:style-name="P34"><text:span text:style-name="Strong_20_Emphasis">Address Phase</text:span> (optional):</text:p>
          <text:list>
            <text:list-item>
              <text:p text:style-name="P34">If accessing memory, the master sends an address to the slave.</text:p>
            </text:list-item>
          </text:list>
        </text:list-item>
        <text:list-item>
          <text:p text:style-name="P34"><text:span text:style-name="Strong_20_Emphasis">Data Transfer Phase</text:span>:</text:p>
          <text:list>
            <text:list-item>
              <text:p text:style-name="P34">Data is transmitted using <text:span text:style-name="Strong_20_Emphasis">1-bit, 2-bit, or 4-bit</text:span> modes (based on configuration).</text:p>
            </text:list-item>
          </text:list>
        </text:list-item>
        <text:list-item>
          <text:p text:style-name="P34"><text:span text:style-name="Strong_20_Emphasis">Termination</text:span>:</text:p>
          <text:list>
            <text:list-item>
              <text:p text:style-name="P33"><text:soft-page-break/>The master pulls the <text:span text:style-name="Strong_20_Emphasis">CS</text:span> line high to end the transaction.</text:p>
            </text:list-item>
          </text:list>
        </text:list-item>
      </text:list>
      <text:p text:style-name="Horizontal_20_Line"/>
      <text:h text:style-name="Heading_20_4" text:outline-level="4"><text:span text:style-name="Strong_20_Emphasis">QSPI Modes</text:span></text:h>
      <text:list xml:id="list320681218" text:style-name="L17">
        <text:list-item>
          <text:p text:style-name="P36"><text:span text:style-name="Strong_20_Emphasis">Single Mode</text:span>:</text:p>
          <text:list>
            <text:list-item>
              <text:p text:style-name="P36">Operates like SPI, using only IO0 and IO1.</text:p>
            </text:list-item>
          </text:list>
        </text:list-item>
        <text:list-item>
          <text:p text:style-name="P36"><text:span text:style-name="Strong_20_Emphasis">Dual Mode</text:span>:</text:p>
          <text:list>
            <text:list-item>
              <text:p text:style-name="P36">IO0 and IO1 are used for 2-bit parallel data transfer.</text:p>
            </text:list-item>
          </text:list>
        </text:list-item>
        <text:list-item>
          <text:p text:style-name="P36"><text:span text:style-name="Strong_20_Emphasis">Quad Mode</text:span>:</text:p>
          <text:list>
            <text:list-item>
              <text:p text:style-name="P35">IO0, IO1, IO2, and IO3 are used for 4-bit parallel data transfer.</text:p>
            </text:list-item>
          </text:list>
        </text:list-item>
      </text:list>
      <text:p text:style-name="Horizontal_20_Line"/>
      <text:h text:style-name="Heading_20_4" text:outline-level="4"><text:span text:style-name="Strong_20_Emphasis">Advantages of QSPI</text:span></text:h>
      <text:list xml:id="list2348717563" text:style-name="L18">
        <text:list-item>
          <text:p text:style-name="P38"><text:span text:style-name="Strong_20_Emphasis">Increased Throughput</text:span>:</text:p>
          <text:list>
            <text:list-item>
              <text:p text:style-name="P38">Transfers 4 bits per clock cycle, achieving up to 4x faster speeds than SPI.</text:p>
            </text:list-item>
          </text:list>
        </text:list-item>
        <text:list-item>
          <text:p text:style-name="P38"><text:span text:style-name="Strong_20_Emphasis">Reduced Power Consumption</text:span>:</text:p>
          <text:list>
            <text:list-item>
              <text:p text:style-name="P38">Faster communication reduces the overall communication time and power usage.</text:p>
            </text:list-item>
          </text:list>
        </text:list-item>
        <text:list-item>
          <text:p text:style-name="P38"><text:span text:style-name="Strong_20_Emphasis">Efficient Memory Access</text:span>:</text:p>
          <text:list>
            <text:list-item>
              <text:p text:style-name="P37">Ideal for accessing NOR/NAND flash memory and PSRAM.</text:p>
            </text:list-item>
          </text:list>
        </text:list-item>
      </text:list>
      <text:h text:style-name="Heading_20_4" text:outline-level="4"><text:span text:style-name="Strong_20_Emphasis">Limitations of QSPI</text:span></text:h>
      <text:list xml:id="list1636923642" text:style-name="L19">
        <text:list-item>
          <text:p text:style-name="P40"><text:span text:style-name="Strong_20_Emphasis">Complexity</text:span>:</text:p>
          <text:list>
            <text:list-item>
              <text:p text:style-name="P40">Requires additional configuration compared to SPI.</text:p>
            </text:list-item>
          </text:list>
        </text:list-item>
        <text:list-item>
          <text:p text:style-name="P40"><text:span text:style-name="Strong_20_Emphasis">Hardware Support</text:span>:</text:p>
          <text:list>
            <text:list-item>
              <text:p text:style-name="P39">Both master and slave devices must support QSPI for full functionality.</text:p>
            </text:list-item>
          </text:list>
        </text:list-item>
      </text:list>
      <text:p text:style-name="Horizontal_20_Line"/>
      <text:h text:style-name="Heading_20_4" text:outline-level="4"><text:span text:style-name="Strong_20_Emphasis">QSPI Applications</text:span></text:h>
      <text:list xml:id="list1676158128" text:style-name="L20">
        <text:list-item>
          <text:p text:style-name="P42">External flash memory for microcontrollers (e.g., NOR/NAND flash, PSRAM).</text:p>
        </text:list-item>
        <text:list-item>
          <text:p text:style-name="P42">High-speed data logging.</text:p>
        </text:list-item>
        <text:list-item>
          <text:p text:style-name="P41">Video and image buffering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20:36:57.685309639</meta:creation-date>
    <dc:date>2025-01-08T20:47:05.465961229</dc:date>
    <meta:editing-duration>PT10M8S</meta:editing-duration>
    <meta:editing-cycles>1</meta:editing-cycles>
    <meta:generator>LibreOffice/7.3.7.2$Linux_X86_64 LibreOffice_project/30$Build-2</meta:generator>
    <meta:document-statistic meta:table-count="3" meta:image-count="0" meta:object-count="0" meta:page-count="6" meta:paragraph-count="223" meta:word-count="1442" meta:character-count="7998" meta:non-whitespace-character-count="6907"/>
  </office:meta>
</office:document-meta>
</file>